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315658272879277773" text:style-name="L1">
        <text:list-item>
          <text:p text:style-name="P1">Rozmiary różnią się, ponieważ dla klasy polimorficznej wywoływane są inne metody niż dla klasy niepolimorficznej. Dla klasy bez funkcji wirtualnych wywoływane są metody według typu wskaźnika a dla klasy z metodami wirtualnymi według typu wskazywanego przez wskaźnik.</text:p>
        </text:list-item>
        <text:list-item>
          <text:p text:style-name="P1">Dzieje się tak dlatego, że destruktor *dv jest wirtualny dlatego jest wywoływany zarówno dla obiektu pochodnego i dla obiektu bazowego. Destruktor nie wirtualny wywołuje się tylko dla obiektu jakiego typu jest wskażnik czyli działa tylko na obiekt bazowy a obiekt pochodny pozostaje nieusunięty. Jest <text:s/>to błąd.</text:p>
        </text:list-item>
        <text:list-item>
          <text:p text:style-name="P1">Dzieje się tak, ponieważ metoda IntroduceMe jest wirtualna , a metoda Method nie.</text:p>
        </text:list-item>
        <text:list-item>
          <text:p text:style-name="P1"><text:s/>Powinno się tworzyć funkcje wirtualne jeśli używa się dziedziczenia klas i wskaźników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am Skowroński</meta:initial-creator>
    <meta:creation-date>2017-05-05T18:03:06.43</meta:creation-date>
    <meta:document-statistic meta:table-count="0" meta:image-count="0" meta:object-count="0" meta:page-count="1" meta:paragraph-count="4" meta:word-count="112" meta:character-count="752"/>
    <dc:date>2017-05-05T20:43:24.76</dc:date>
    <dc:creator>Adam Skowroński</dc:creator>
    <meta:editing-duration>PT9M13S</meta:editing-duration>
    <meta:editing-cycles>1</meta:editing-cycles>
    <meta:generator>OpenOffice/4.1.0$Win32 OpenOffice.org_project/410m18$Build-9764</meta:generator>
  </office:meta>
</office:document-meta>
</file>